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office:value-type="string" calcext:value-type="string">
            <text:p>Členové dozorčí rad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.00.0000</text:date>, <text:time style:data-style-name="N2" text:time-value="18:47:04.54619457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6-14T22:04:30.876741538</dc:date>
    <meta:editing-duration>P1DT7H13M45S</meta:editing-duration>
    <meta:editing-cycles>52</meta:editing-cycles>
    <meta:generator>LibreOffice/4.2.8.2$Linux_X86_64 LibreOffice_project/420m0$Build-2</meta:generator>
    <meta:document-statistic meta:table-count="4" meta:cell-count="849" meta:object-count="0"/>
  </office:meta>
</office:document-meta>
</file>